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8080"/>
    </style:style>
    <style:style style:name="ce10" style:family="table-cell" style:parent-style-name="Default" style:data-style-name="N10000">
      <style:table-cell-properties fo:background-color="transparent"/>
    </style:style>
    <style:style style:name="ce11" style:family="table-cell" style:parent-style-name="Default">
      <style:text-properties style:text-underline-style="none"/>
    </style:style>
    <style:style style:name="ce2" style:family="table-cell" style:parent-style-name="Default" style:data-style-name="N10000">
      <style:table-cell-properties fo:background-color="#cfe7f5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0000">
      <style:table-cell-properties fo:background-color="#cfe7f5"/>
    </style:style>
    <style:style style:name="ce4" style:family="table-cell" style:parent-style-name="Default" style:data-style-name="N10000">
      <style:table-cell-properties fo:background-color="#cfe7f5"/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0000">
      <style:table-cell-properties fo:background-color="#ff8080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0000">
      <style:table-cell-properties fo:background-color="#ffffcc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0000">
      <style:table-cell-properties fo:background-color="transparent"/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0000">
      <style:table-cell-properties fo:background-color="transparent"/>
      <style:text-properties style:text-underline-style="none"/>
    </style:style>
    <style:style style:name="ce23" style:family="table-cell" style:parent-style-name="Default" style:data-style-name="N10000">
      <style:table-cell-properties fo:background-color="#ff8080"/>
    </style:style>
    <style:style style:name="ce24" style:family="table-cell" style:parent-style-name="Default" style:data-style-name="N10000">
      <style:table-cell-properties fo:background-color="#cfe7f5"/>
      <style:text-properties style:text-underline-style="solid" style:text-underline-width="auto" style:text-underline-color="font-color"/>
    </style:style>
    <style:style style:name="ce25" style:family="table-cell" style:parent-style-name="Default" style:data-style-name="N10000">
      <style:table-cell-properties fo:background-color="#cfe7f5"/>
    </style:style>
    <style:style style:name="ce26" style:family="table-cell" style:parent-style-name="Default" style:data-style-name="N10000">
      <style:table-cell-properties fo:background-color="#cfe7f5"/>
      <style:text-properties style:text-underline-style="none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10000">
      <style:table-cell-properties fo:background-color="#ff8080"/>
      <style:text-properties style:text-underline-style="solid" style:text-underline-width="auto" style:text-underline-color="font-color"/>
    </style:style>
    <style:style style:name="ce29" style:family="table-cell" style:parent-style-name="Default" style:data-style-name="N10000">
      <style:table-cell-properties fo:background-color="#ffffcc"/>
      <style:text-properties style:text-underline-style="solid" style:text-underline-width="auto" style:text-underline-color="font-color"/>
    </style:style>
    <style:style style:name="ce30" style:family="table-cell" style:parent-style-name="Default" style:data-style-name="N10000">
      <style:table-cell-properties fo:background-color="transparent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10000">
      <style:table-cell-properties fo:background-color="transparent"/>
      <style:text-properties style:text-underline-style="none"/>
    </style:style>
    <style:style style:name="ce32" style:family="table-cell" style:parent-style-name="Default" style:data-style-name="N10000">
      <style:table-cell-properties fo:background-color="transparent"/>
    </style:style>
    <style:style style:name="ce33" style:family="table-cell" style:parent-style-name="Default">
      <style:text-properties style:text-underline-style="none"/>
    </style:style>
    <style:style style:name="ce3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7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ce8"/>
        <table:table-column table:style-name="co1" table:number-columns-repeated="4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NM Mas Cpu Mas Bloqueo 1 Core </text:p>
          </table:table-cell>
          <table:table-cell table:style-name="ce1" table:number-columns-repeated="3"/>
          <table:table-cell table:style-name="ce6" office:value-type="string" calcext:value-type="string">
            <text:p>RR Mas Cpu Mas Bloqueo 1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as Bloqueo 1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B3]/[.C3]"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[.F3]/[.G3]" office:value-type="float" office:value="0.730769230769231" calcext:value-type="float">
            <text:p>0.73076923076923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formula="of:=[.J3]/[.K3]"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B4]/[.C4]" office:value-type="float" office:value="0.735294117647059" calcext:value-type="float">
            <text:p>0.73529411764705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[.F4]/[.G4]" office:value-type="float" office:value="0.756756756756757" calcext:value-type="float">
            <text:p>0.756756756756757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formula="of:=[.J4]/[.K4]"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36" calcext:value-type="float">
            <text:p>36</text:p>
          </table:table-cell>
          <table:table-cell table:style-name="ce2" table:formula="of:=[.B5]/[.C5]" office:value-type="float" office:value="0.75" calcext:value-type="float">
            <text:p>0.7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[.F5]/[.G5]" office:value-type="float" office:value="0.717948717948718" calcext:value-type="float">
            <text:p>0.717948717948718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formula="of:=[.J5]/[.K5]" office:value-type="float" office:value="0.65625" calcext:value-type="float">
            <text:p>0.65625</text:p>
          </table:table-cell>
          <table:table-cell table:number-columns-repeated="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B6]/[.C6]" office:value-type="float" office:value="0.68421052631579" calcext:value-type="float">
            <text:p>0.6842105263157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F6]/[.G6]" office:value-type="float" office:value="0.707317073170732" calcext:value-type="float">
            <text:p>0.70731707317073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formula="of:=[.J6]/[.K6]" office:value-type="float" office:value="0.711111111111111" calcext:value-type="float">
            <text:p>0.711111111111111</text:p>
          </table:table-cell>
          <table:table-cell table:number-columns-repeated="9"/>
        </table:table-row>
        <table:table-row table:style-name="ro1">
          <table:table-cell table:style-name="ce3" table:formula="of:=SUM([.A3:.A6])/4" office:value-type="float" office:value="11" calcext:value-type="float">
            <text:p>11</text:p>
          </table:table-cell>
          <table:table-cell table:formula="of:=SUM([.B3:.B6])/4" office:value-type="float" office:value="25.75" calcext:value-type="float">
            <text:p>25.75</text:p>
          </table:table-cell>
          <table:table-cell table:style-name="ce3" table:formula="of:=SUM([.C3:.C6])/4" office:value-type="float" office:value="35" calcext:value-type="float">
            <text:p>35</text:p>
          </table:table-cell>
          <table:table-cell table:style-name="ce3" table:formula="of:=[.B7]/[.C7]" office:value-type="float" office:value="0.735714285714286" calcext:value-type="float">
            <text:p>0.735714285714286</text:p>
          </table:table-cell>
          <table:table-cell table:formula="of:=SUM([.E3:.E6])/4" office:value-type="float" office:value="10" calcext:value-type="float">
            <text:p>10</text:p>
          </table:table-cell>
          <table:table-cell table:formula="of:=SUM([.F3:.F6])/4" office:value-type="float" office:value="26" calcext:value-type="float">
            <text:p>26</text:p>
          </table:table-cell>
          <table:table-cell table:formula="of:=SUM([.G3:.G6])/4" office:value-type="float" office:value="35.75" calcext:value-type="float">
            <text:p>35.75</text:p>
          </table:table-cell>
          <table:table-cell table:formula="of:=[.F7]/[.G7]" office:value-type="float" office:value="0.727272727272727" calcext:value-type="float">
            <text:p>0.727272727272727</text:p>
          </table:table-cell>
          <table:table-cell table:formula="of:=SUM([.I3:.I6])/4" office:value-type="float" office:value="13.25" calcext:value-type="float">
            <text:p>13.25</text:p>
          </table:table-cell>
          <table:table-cell table:style-name="ce3" table:formula="of:=SUM([.J3:.J6])/4" office:value-type="float" office:value="16.75" calcext:value-type="float">
            <text:p>16.75</text:p>
          </table:table-cell>
          <table:table-cell table:style-name="ce3" table:formula="of:=SUM([.K3:.K6])/4" office:value-type="float" office:value="26.75" calcext:value-type="float">
            <text:p>26.75</text:p>
          </table:table-cell>
          <table:table-cell table:formula="of:=[.J7]/[.K7]" office:value-type="float" office:value="0.626168224299065" calcext:value-type="float">
            <text:p>0.62616822429906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M Mas Cpu Mas Bloqueo 2 Core </text:p>
          </table:table-cell>
          <table:table-cell table:style-name="ce1" table:number-columns-repeated="3"/>
          <table:table-cell table:style-name="ce6" office:value-type="string" calcext:value-type="string">
            <text:p>RR Mas Cpu MasBloqueo 2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as Bloqueo 2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0]/[.C10]" office:value-type="float" office:value="0.5625" calcext:value-type="float">
            <text:p>0.56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F10]/[.G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formula="of:=[.J10]/[.K10]" office:value-type="float" office:value="0.222222222222222" calcext:value-type="float">
            <text:p>0.222222222222222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11]/[.C1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F11]/[.G11]" office:value-type="float" office:value="0.473684210526316" calcext:value-type="float">
            <text:p>0.4736842105263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formula="of:=[.J11]/[.K11]" office:value-type="float" office:value="0.181818181818182" calcext:value-type="float">
            <text:p>0.181818181818182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B12]/[.C12]" office:value-type="float" office:value="0.421052631578947" calcext:value-type="float">
            <text:p>0.42105263157894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F12]/[.G12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formula="of:=[.J12]/[.K12]"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B13]/[.C13]" office:value-type="float" office:value="0.409090909090909" calcext:value-type="float">
            <text:p>0.40909090909090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F13]/[.G13]" office:value-type="float" office:value="0.458333333333333" calcext:value-type="float">
            <text:p>0.45833333333333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formula="of:=[.J13]/[.K13]" office:value-type="float" office:value="0.518518518518518" calcext:value-type="float">
            <text:p>0.518518518518518</text:p>
          </table:table-cell>
          <table:table-cell table:number-columns-repeated="9"/>
        </table:table-row>
        <table:table-row table:style-name="ro1">
          <table:table-cell table:style-name="ce3" table:formula="of:=SUM([.A10:.A13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style-name="ce3" table:formula="of:=SUM([.C10:.C13])/4" office:value-type="float" office:value="18.75" calcext:value-type="float">
            <text:p>18.75</text:p>
          </table:table-cell>
          <table:table-cell table:style-name="ce3" table:formula="of:=[.B14]/[.C14]" office:value-type="float" office:value="0.226666666666667" calcext:value-type="float">
            <text:p>0.226666666666667</text:p>
          </table:table-cell>
          <table:table-cell table:formula="of:=SUM([.E10:.E13])/4" office:value-type="float" office:value="4" calcext:value-type="float">
            <text:p>4</text:p>
          </table:table-cell>
          <table:table-cell table:formula="of:=SUM([.F10:.F13])/4" office:value-type="float" office:value="9.5" calcext:value-type="float">
            <text:p>9.5</text:p>
          </table:table-cell>
          <table:table-cell table:formula="of:=SUM([.G10:.G13])/4" office:value-type="float" office:value="19.75" calcext:value-type="float">
            <text:p>19.75</text:p>
          </table:table-cell>
          <table:table-cell table:formula="of:=[.F14]/[.G14]" office:value-type="float" office:value="0.481012658227848" calcext:value-type="float">
            <text:p>0.481012658227848</text:p>
          </table:table-cell>
          <table:table-cell table:formula="of:=SUM([.I10:.I13])/4" office:value-type="float" office:value="5.25" calcext:value-type="float">
            <text:p>5.25</text:p>
          </table:table-cell>
          <table:table-cell table:style-name="ce3" table:formula="of:=SUM([.J10:.J13])/4" office:value-type="float" office:value="6.75" calcext:value-type="float">
            <text:p>6.75</text:p>
          </table:table-cell>
          <table:table-cell table:style-name="ce3" table:formula="of:=SUM([.K10:.K13])/4" office:value-type="float" office:value="16.75" calcext:value-type="float">
            <text:p>16.75</text:p>
          </table:table-cell>
          <table:table-cell table:formula="of:=[.J14]/[.K14]" office:value-type="float" office:value="0.402985074626866" calcext:value-type="float">
            <text:p>0.40298507462686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M Mas Cpu Menos Bloqueo 1 Core </text:p>
          </table:table-cell>
          <table:table-cell table:style-name="ce1" table:number-columns-repeated="3"/>
          <table:table-cell table:style-name="ce6" office:value-type="string" calcext:value-type="string">
            <text:p>RR Mas Cpu Menos Bloqueo 1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enos Bloqueo 1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9"/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B17]/[.C17]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F17]/[.G17]" office:value-type="float" office:value="0.615384615384615" calcext:value-type="float">
            <text:p>0.6153846153846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formula="of:=[.J17]/[.K17]" office:value-type="float" office:value="0.166666666666667" calcext:value-type="float">
            <text:p>0.166666666666667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B18]/[.C18]" office:value-type="float" office:value="0.705882352941176" calcext:value-type="float">
            <text:p>0.70588235294117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F18]/[.G18]" office:value-type="float" office:value="0.72972972972973" calcext:value-type="float">
            <text:p>0.7297297297297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formula="of:=[.J18]/[.K18]" office:value-type="float" office:value="0.523809523809524" calcext:value-type="float">
            <text:p>0.523809523809524</text:p>
          </table:table-cell>
          <table:table-cell table:number-columns-repeated="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2" table:formula="of:=[.B19]/[.C19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[.F19]/[.G19]" office:value-type="float" office:value="0.743589743589744" calcext:value-type="float">
            <text:p>0.74358974358974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formula="of:=[.J19]/[.K19]" office:value-type="float" office:value="0.67741935483871" calcext:value-type="float">
            <text:p>0.67741935483871</text:p>
          </table:table-cell>
          <table:table-cell table:number-columns-repeated="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B20]/[.C20]"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[.F20]/[.G20]" office:value-type="float" office:value="0.75609756097561" calcext:value-type="float">
            <text:p>0.7560975609756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formula="of:=[.J20]/[.K20]" office:value-type="float" office:value="0.761904761904762" calcext:value-type="float">
            <text:p>0.761904761904762</text:p>
          </table:table-cell>
          <table:table-cell table:number-columns-repeated="9"/>
        </table:table-row>
        <table:table-row table:style-name="ro1">
          <table:table-cell table:style-name="ce3" table:formula="of:=SUM([.A17:.A20])/4" office:value-type="float" office:value="11" calcext:value-type="float">
            <text:p>11</text:p>
          </table:table-cell>
          <table:table-cell table:formula="of:=SUM([.B17:.B20])/4" office:value-type="float" office:value="25" calcext:value-type="float">
            <text:p>25</text:p>
          </table:table-cell>
          <table:table-cell table:style-name="ce3" table:formula="of:=SUM([.C17:.C20])/4" office:value-type="float" office:value="35" calcext:value-type="float">
            <text:p>35</text:p>
          </table:table-cell>
          <table:table-cell table:style-name="ce3" table:formula="of:=[.B21]/[.C21]" office:value-type="float" office:value="0.714285714285714" calcext:value-type="float">
            <text:p>0.714285714285714</text:p>
          </table:table-cell>
          <table:table-cell table:formula="of:=SUM([.E17:.E20])/4" office:value-type="float" office:value="10" calcext:value-type="float">
            <text:p>10</text:p>
          </table:table-cell>
          <table:table-cell table:formula="of:=SUM([.F17:.F20])/4" office:value-type="float" office:value="25.75" calcext:value-type="float">
            <text:p>25.75</text:p>
          </table:table-cell>
          <table:table-cell table:formula="of:=SUM([.G17:.G20])/4" office:value-type="float" office:value="35.75" calcext:value-type="float">
            <text:p>35.75</text:p>
          </table:table-cell>
          <table:table-cell table:formula="of:=[.F21]/[.G21]" office:value-type="float" office:value="0.72027972027972" calcext:value-type="float">
            <text:p>0.72027972027972</text:p>
          </table:table-cell>
          <table:table-cell table:formula="of:=SUM([.I17:.I20])/4" office:value-type="float" office:value="13.25" calcext:value-type="float">
            <text:p>13.25</text:p>
          </table:table-cell>
          <table:table-cell table:style-name="ce3" table:formula="of:=SUM([.J17:.J20])/4" office:value-type="float" office:value="16.5" calcext:value-type="float">
            <text:p>16.5</text:p>
          </table:table-cell>
          <table:table-cell table:style-name="ce2" table:formula="of:=SUM([.K17:.K20])/4" office:value-type="float" office:value="26.5" calcext:value-type="float">
            <text:p>26.5</text:p>
          </table:table-cell>
          <table:table-cell table:formula="of:=[.J21]/[.K21]" office:value-type="float" office:value="0.622641509433962" calcext:value-type="float">
            <text:p>0.62264150943396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M Mas Cpu Menos Bloqueo 2 Core </text:p>
          </table:table-cell>
          <table:table-cell table:style-name="ce1" table:number-columns-repeated="3"/>
          <table:table-cell table:style-name="ce6" office:value-type="string" calcext:value-type="string">
            <text:p>RR Mas Cpu Menos Bloqueo 2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enos Bloqueo 2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24]/[.C24]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F24]/[.G24]" office:value-type="float" office:value="0.285714285714286" calcext:value-type="float">
            <text:p>0.2857142857142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formula="of:=[.J24]/[.K24]" office:value-type="float" office:value="0.166666666666667" calcext:value-type="float">
            <text:p>0.166666666666667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25]/[.C25]" office:value-type="float" office:value="0.444444444444444" calcext:value-type="float">
            <text:p>0.4444444444444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F25]/[.G25]" office:value-type="float" office:value="0.473684210526316" calcext:value-type="float">
            <text:p>0.4736842105263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formula="of:=[.J25]/[.K25]" office:value-type="float" office:value="0.166666666666667" calcext:value-type="float">
            <text:p>0.166666666666667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26]/[.C26]" office:value-type="float" office:value="0.444444444444444" calcext:value-type="float">
            <text:p>0.44444444444444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F26]/[.G26]" office:value-type="float" office:value="0.523809523809524" calcext:value-type="float">
            <text:p>0.52380952380952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formula="of:=[.J26]/[.K26]" office:value-type="float" office:value="0.523809523809524" calcext:value-type="float">
            <text:p>0.523809523809524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27]/[.C27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F27]/[.G27]" office:value-type="float" office:value="0.523809523809524" calcext:value-type="float">
            <text:p>0.5238095238095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formula="of:=[.J27]/[.K27]" office:value-type="float" office:value="0.545454545454545" calcext:value-type="float">
            <text:p>0.545454545454545</text:p>
          </table:table-cell>
          <table:table-cell table:number-columns-repeated="9"/>
        </table:table-row>
        <table:table-row table:style-name="ro1">
          <table:table-cell table:style-name="ce3" table:formula="of:=SUM([.A24:.A27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style-name="ce4" table:formula="of:=SUM([.C24:.C27])/4" office:value-type="float" office:value="18" calcext:value-type="float">
            <text:p>18</text:p>
          </table:table-cell>
          <table:table-cell table:style-name="ce3" table:formula="of:=[.B28]/[.C28]" office:value-type="float" office:value="0.236111111111111" calcext:value-type="float">
            <text:p>0.236111111111111</text:p>
          </table:table-cell>
          <table:table-cell table:formula="of:=SUM([.E24:.E27])/4" office:value-type="float" office:value="4" calcext:value-type="float">
            <text:p>4</text:p>
          </table:table-cell>
          <table:table-cell table:formula="of:=SUM([.F24:.F27])/4" office:value-type="float" office:value="8.75" calcext:value-type="float">
            <text:p>8.75</text:p>
          </table:table-cell>
          <table:table-cell table:formula="of:=SUM([.G24:.G27])/4" office:value-type="float" office:value="18.75" calcext:value-type="float">
            <text:p>18.75</text:p>
          </table:table-cell>
          <table:table-cell table:formula="of:=[.F28]/[.G28]" office:value-type="float" office:value="0.466666666666667" calcext:value-type="float">
            <text:p>0.466666666666667</text:p>
          </table:table-cell>
          <table:table-cell table:formula="of:=SUM([.I24:.I27])/4" office:value-type="float" office:value="4.25" calcext:value-type="float">
            <text:p>4.25</text:p>
          </table:table-cell>
          <table:table-cell table:style-name="ce3" table:formula="of:=SUM([.J24:.J27])/4" office:value-type="float" office:value="6.75" calcext:value-type="float">
            <text:p>6.75</text:p>
          </table:table-cell>
          <table:table-cell table:style-name="ce2" table:formula="of:=SUM([.K24:.K27])/4" office:value-type="float" office:value="16.75" calcext:value-type="float">
            <text:p>16.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11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5"/>
          <table:table-cell/>
        </table:table-row>
        <table:table-row table:style-name="ro1" table:number-rows-repeated="14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style-name="ce5"/>
          <table:table-cell table:style-name="Default" table:number-columns-repeated="4"/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Tiempo de espera</text:p>
          </table:table-cell>
          <table:table-cell office:value-type="string" calcext:value-type="string">
            <text:p>Completi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s cpu mas bloquep 1 cor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SUM([.A2:.A5])/4" office:value-type="float" office:value="15" calcext:value-type="float">
            <text:p>15</text:p>
          </table:table-cell>
          <table:table-cell table:formula="of:=SUM([.B2:.B5])/4" office:value-type="float" office:value="15" calcext:value-type="float">
            <text:p>15</text:p>
          </table:table-cell>
          <table:table-cell table:formula="of:=SUM([.C2:.C5])/4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s cpu mas bloqueo 2 cor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SUM([.A8:.A11])/4" office:value-type="float" office:value="5.5" calcext:value-type="float">
            <text:p>5,5</text:p>
          </table:table-cell>
          <table:table-cell table:formula="of:=SUM([.B8:.B11])/4" office:value-type="float" office:value="5.5" calcext:value-type="float">
            <text:p>5,5</text:p>
          </table:table-cell>
          <table:table-cell table:formula="of:=SUM([.C8:.C11])/4" office:value-type="float" office:value="15.5" calcext:value-type="float">
            <text:p>15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4" office:value-type="string" calcext:value-type="string">
            <text:p>mas cpu menos bloqueo 1 cor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SUM([.A14:.A17])/4" office:value-type="float" office:value="17.5" calcext:value-type="float">
            <text:p>17,5</text:p>
          </table:table-cell>
          <table:table-cell table:formula="of:=SUM([.B14:.B17])/4" office:value-type="float" office:value="17.5" calcext:value-type="float">
            <text:p>17,5</text:p>
          </table:table-cell>
          <table:table-cell table:formula="of:=SUM([.C14:.C17])/4" office:value-type="float" office:value="27.75" calcext:value-type="float">
            <text:p>27,7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s cpu menos bloqueo 2 cor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SUM([.A20:.A23])/4" office:value-type="float" office:value="6.5" calcext:value-type="float">
            <text:p>6,5</text:p>
          </table:table-cell>
          <table:table-cell table:formula="of:=SUM([.B20:.B23])/4" office:value-type="float" office:value="6.5" calcext:value-type="float">
            <text:p>6,5</text:p>
          </table:table-cell>
          <table:table-cell table:formula="of:=SUM([.C20:.C23])/4" office:value-type="float" office:value="16.5" calcext:value-type="float">
            <text:p>16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1:18:34.6424836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6:38:57.606893612</meta:creation-date>
    <dc:date>2017-04-15T12:36:38.746118586</dc:date>
    <meta:editing-duration>PT2H51M38S</meta:editing-duration>
    <meta:editing-cycles>12</meta:editing-cycles>
    <meta:generator>LibreOffice/5.3.0.3$Linux_X86_64 LibreOffice_project/30m0$Build-3</meta:generator>
    <meta:document-statistic meta:table-count="2" meta:cell-count="367" meta:object-count="0"/>
  </office:meta>
</office:document-meta>
</file>